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4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3" table:default-cell-style-name="ce7"/>
        <table:table-column table:style-name="co3" table:number-columns-repeated="1020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Timelister alph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6:.B19])" office:value-type="float" office:value="17.5" calcext:value-type="float">
            <text:p>17.5</text:p>
          </table:table-cell>
          <table:table-cell table:formula="of:=SUM([.C6:.C12])" office:value-type="float" office:value="15.5" calcext:value-type="float">
            <text:p>15.5</text:p>
          </table:table-cell>
          <table:table-cell table:formula="of:=SUM([.D6:.D19])" office:value-type="float" office:value="21" calcext:value-type="float">
            <text:p>21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Timelister be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tte ut lister med én uniform liste m.m (se git commits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, fragment og layout som gjør det mulig å velge item etter sø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I AddActivity og NG-api for å implementere søkefunskjon</text:p>
          </table:table-cell>
          <table:table-cell table:number-columns-repeated="2"/>
          <table:table-cell office:value-type="string" calcext:value-type="string">
            <text:p>2t 40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og testing av Fireba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ering av FirebaseAuth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, farge og forskjellige test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å barcode til å fungere med AddActivity m.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orteringsfunksj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2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8:04:06.025473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10$Build-3</meta:generator>
    <meta:creation-date>2018-10-19T15:59:58Z</meta:creation-date>
    <dc:date>2018-11-08T20:07:20.590334224</dc:date>
    <meta:editing-cycles>6</meta:editing-cycles>
    <meta:editing-duration>PT7M17S</meta:editing-duration>
    <meta:document-statistic meta:table-count="1" meta:cell-count="57" meta:object-count="0"/>
  </office:meta>
</office:document-meta>
</file>